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3.986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2" table:default-cell-style-name="ce3"/>
        <table:table-column table:style-name="co9" table:number-columns-repeated="3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Package EAGLE</text:p>
          </table:table-cell>
          <table:table-cell table:style-name="ce1" office:value-type="string">
            <text:p>Package BOM</text:p>
          </table:table-cell>
          <table:table-cell table:style-name="ce1" office:value-type="string">
            <text:p>Voltage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CUSTOMER_PN</text:p>
          </table:table-cell>
          <table:table-cell office:value-type="string">
            <text:p>CustomerPN</text:p>
          </table:table-cell>
          <table:table-cell office:value-type="string">
            <text:p>ManufacturerPN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1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0805</text:p>
          </table:table-cell>
          <table:table-cell table:style-name="ce2" table:formula="of:=MID([.C2];2;2)" office:value-type="string" office:string-value="08">
            <text:p>08</text:p>
          </table:table-cell>
          <table:table-cell table:style-name="ce2" office:value-type="string">
            <text:p>16V</text:p>
          </table:table-cell>
          <table:table-cell table:style-name="ce5" office:value-type="string">
            <text:p>A</text:p>
          </table:table-cell>
          <table:table-cell table:style-name="ce2" office:value-type="string">
            <text:p>C/10u/36V/C12</text:p>
          </table:table-cell>
          <table:table-cell table:formula="of:=CONCATENATE(MID([.A2];1;1);&quot;/&quot;;[.B2];&quot;/&quot;;[.E2];&quot;/&quot;;[.F2];[.D2])" office:value-type="string" office:string-value="C/10u/16V/A08">
            <text:p>C/10u/16V/A08</text:p>
          </table:table-cell>
          <table:table-cell table:number-columns-repeated="2"/>
          <table:table-cell table:style-name="ce6" office:value-type="string" table:number-columns-spanned="2" table:number-rows-spanned="1">
            <text:p>Legenda</text:p>
          </table:table-cell>
          <table:covered-table-cell table:style-name="ce8"/>
        </table:table-row>
        <table:table-row table:style-name="ro2">
          <table:table-cell table:style-name="ce2" office:value-type="string">
            <text:p>C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];1;1);&quot;/&quot;;[.B3];&quot;/&quot;;[.E3];&quot;/&quot;;[.F3];[.D3])" office:value-type="string" office:string-value="C/0.1u//04">
            <text:p>C/0.1u//04</text:p>
          </table:table-cell>
          <table:table-cell table:number-columns-repeated="2"/>
          <table:table-cell table:style-name="ce6" office:value-type="string" table:number-columns-spanned="2" table:number-rows-spanned="1">
            <text:p>Capacitores</text:p>
          </table:table-cell>
          <table:covered-table-cell table:style-name="ce8"/>
        </table:table-row>
        <table:table-row table:style-name="ro2">
          <table:table-cell table:style-name="ce2" office:value-type="string">
            <text:p>C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4];1;1);&quot;/&quot;;[.B4];&quot;/&quot;;[.E4];&quot;/&quot;;[.F4];[.D4])" office:value-type="string" office:string-value="C/0.1u//04">
            <text:p>C/0.1u//04</text:p>
          </table:table-cell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-20/+80%</text:p>
          </table:table-cell>
        </table:table-row>
        <table:table-row table:style-name="ro2">
          <table:table-cell table:style-name="ce2" office:value-type="string">
            <text:p>C4</text:p>
          </table:table-cell>
          <table:table-cell table:style-name="ce2" office:value-type="string">
            <text:p>10u</text:p>
          </table:table-cell>
          <table:table-cell table:style-name="ce2" office:value-type="string">
            <text:p>C0805</text:p>
          </table:table-cell>
          <table:table-cell table:style-name="ce2" table:formula="of:=MID([.C5];2;2)" office:value-type="string" office:string-value="08">
            <text:p>08</text:p>
          </table:table-cell>
          <table:table-cell table:style-name="ce2"/>
          <table:table-cell table:style-name="ce5"/>
          <table:table-cell table:style-name="ce2" office:value-type="string">
            <text:p>C/10u/16V/C12</text:p>
          </table:table-cell>
          <table:table-cell table:formula="of:=CONCATENATE(MID([.A5];1;1);&quot;/&quot;;[.B5];&quot;/&quot;;[.E5];&quot;/&quot;;[.F5];[.D5])" office:value-type="string" office:string-value="C/10u//08">
            <text:p>C/10u//08</text:p>
          </table:table-cell>
          <table:table-cell table:number-columns-repeated="2"/>
          <table:table-cell table:style-name="ce7" office:value-type="string">
            <text:p>B</text:p>
          </table:table-cell>
          <table:table-cell table:style-name="ce7" office:value-type="string">
            <text:p>+-20%</text:p>
          </table:table-cell>
        </table:table-row>
        <table:table-row table:style-name="ro2">
          <table:table-cell table:style-name="ce2" office:value-type="string">
            <text:p>C5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6];1;1);&quot;/&quot;;[.B6];&quot;/&quot;;[.E6];&quot;/&quot;;[.F6];[.D6])" office:value-type="string" office:string-value="C/18p//04">
            <text:p>C/18p//04</text:p>
          </table:table-cell>
          <table:table-cell table:number-columns-repeated="2"/>
          <table:table-cell table:style-name="ce7" office:value-type="string">
            <text:p>C</text:p>
          </table:table-cell>
          <table:table-cell table:style-name="ce7" office:value-type="string">
            <text:p>+-10%</text:p>
          </table:table-cell>
        </table:table-row>
        <table:table-row table:style-name="ro2">
          <table:table-cell table:style-name="ce2" office:value-type="string">
            <text:p>C6</text:p>
          </table:table-cell>
          <table:table-cell table:style-name="ce2" office:value-type="string">
            <text:p>4.7u</text:p>
          </table:table-cell>
          <table:table-cell table:style-name="ce2" office:value-type="string">
            <text:p>C0603</text:p>
          </table:table-cell>
          <table:table-cell table:style-name="ce2" table:formula="of:=MID([.C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0u/36V/C12</text:p>
          </table:table-cell>
          <table:table-cell table:formula="of:=CONCATENATE(MID([.A7];1;1);&quot;/&quot;;[.B7];&quot;/&quot;;[.E7];&quot;/&quot;;[.F7];[.D7])" office:value-type="string" office:string-value="C/4.7u//06">
            <text:p>C/4.7u//06</text:p>
          </table:table-cell>
          <table:table-cell table:number-columns-repeated="2"/>
          <table:table-cell table:style-name="ce7" office:value-type="string">
            <text:p>D</text:p>
          </table:table-cell>
          <table:table-cell table:style-name="ce7" office:value-type="string">
            <text:p>+-5%</text:p>
          </table:table-cell>
        </table:table-row>
        <table:table-row table:style-name="ro2">
          <table:table-cell table:style-name="ce2" office:value-type="string">
            <text:p>C7</text:p>
          </table:table-cell>
          <table:table-cell table:style-name="ce2" office:value-type="string">
            <text:p>4.7u</text:p>
          </table:table-cell>
          <table:table-cell table:style-name="ce2" office:value-type="string">
            <text:p>C0603</text:p>
          </table:table-cell>
          <table:table-cell table:style-name="ce2" table:formula="of:=MID([.C8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0u/16V/C12</text:p>
          </table:table-cell>
          <table:table-cell table:formula="of:=CONCATENATE(MID([.A8];1;1);&quot;/&quot;;[.B8];&quot;/&quot;;[.E8];&quot;/&quot;;[.F8];[.D8])" office:value-type="string" office:string-value="C/4.7u//06">
            <text:p>C/4.7u//06</text:p>
          </table:table-cell>
          <table:table-cell table:number-columns-repeated="2"/>
          <table:table-cell table:style-name="ce7" office:value-type="string">
            <text:p>E</text:p>
          </table:table-cell>
          <table:table-cell table:style-name="ce7"/>
        </table:table-row>
        <table:table-row table:style-name="ro2">
          <table:table-cell table:style-name="ce2" office:value-type="string">
            <text:p>C8</text:p>
          </table:table-cell>
          <table:table-cell table:number-columns-repeated="2" table:style-name="ce2" office:value-type="string">
            <text:p>ESK108M016AH2AA</text:p>
          </table:table-cell>
          <table:table-cell table:style-name="ce2" table:number-columns-repeated="2"/>
          <table:table-cell table:style-name="ce5"/>
          <table:table-cell table:style-name="ce2" office:value-type="string">
            <text:p>C/ENTRADA</text:p>
          </table:table-cell>
          <table:table-cell office:value-type="string">
            <text:p>C/ENTRADA</text:p>
          </table:table-cell>
          <table:table-cell table:style-name="ce2" office:value-type="string">
            <text:p>ESK108M016AH2AA</text:p>
          </table:table-cell>
          <table:table-cell/>
          <table:table-cell table:style-name="ce6" office:value-type="string" table:number-columns-spanned="2" table:number-rows-spanned="1">
            <text:p>Resistores</text:p>
          </table:table-cell>
          <table:covered-table-cell table:style-name="ce7"/>
        </table:table-row>
        <table:table-row table:style-name="ro2">
          <table:table-cell table:style-name="ce2" office:value-type="string">
            <text:p>C9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1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10];1;1);&quot;/&quot;;[.B10];&quot;/&quot;;[.E10];&quot;/&quot;;[.F10];[.D10])" office:value-type="string" office:string-value="C/18p//04">
            <text:p>C/18p//04</text:p>
          </table:table-cell>
          <table:table-cell table:number-columns-repeated="2"/>
          <table:table-cell table:style-name="ce7" office:value-type="string">
            <text:p>A</text:p>
          </table:table-cell>
          <table:table-cell table:style-name="ce7" office:value-type="string">
            <text:p>+-5%</text:p>
          </table:table-cell>
        </table:table-row>
        <table:table-row table:style-name="ro2">
          <table:table-cell table:style-name="ce2" office:value-type="string">
            <text:p>C10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1];1;1);&quot;/&quot;;[.B11];&quot;/&quot;;[.E11];&quot;/&quot;;[.F11];[.D11])" office:value-type="string" office:string-value="C/0.1u//04">
            <text:p>C/0.1u//04</text:p>
          </table:table-cell>
          <table:table-cell table:number-columns-repeated="2"/>
          <table:table-cell table:style-name="ce7" office:value-type="string">
            <text:p>B</text:p>
          </table:table-cell>
          <table:table-cell table:style-name="ce7" office:value-type="string">
            <text:p>+-1%</text:p>
          </table:table-cell>
        </table:table-row>
        <table:table-row table:style-name="ro2">
          <table:table-cell table:style-name="ce2" office:value-type="string">
            <text:p>C1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2];1;1);&quot;/&quot;;[.B12];&quot;/&quot;;[.E12];&quot;/&quot;;[.F12];[.D1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2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603</text:p>
          </table:table-cell>
          <table:table-cell table:style-name="ce2" table:formula="of:=MID([.C1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13];1;1);&quot;/&quot;;[.B13];&quot;/&quot;;[.E13];&quot;/&quot;;[.F13];[.D13])" office:value-type="string" office:string-value="C/1n//06">
            <text:p>C/1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603</text:p>
          </table:table-cell>
          <table:table-cell table:style-name="ce2" table:formula="of:=MID([.C14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0.1u/50V/C04</text:p>
          </table:table-cell>
          <table:table-cell table:formula="of:=CONCATENATE(MID([.A14];1;1);&quot;/&quot;;[.B14];&quot;/&quot;;[.E14];&quot;/&quot;;[.F14];[.D14])" office:value-type="string" office:string-value="C/0.1u//06">
            <text:p>C/0.1u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4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603</text:p>
          </table:table-cell>
          <table:table-cell table:style-name="ce2" table:formula="of:=MID([.C15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15];1;1);&quot;/&quot;;[.B15];&quot;/&quot;;[.E15];&quot;/&quot;;[.F15];[.D15])" office:value-type="string" office:string-value="C/1n//06">
            <text:p>C/1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5</text:p>
          </table:table-cell>
          <table:table-cell table:style-name="ce2" office:value-type="string">
            <text:p>2.2n</text:p>
          </table:table-cell>
          <table:table-cell table:style-name="ce2" office:value-type="string">
            <text:p>C0603</text:p>
          </table:table-cell>
          <table:table-cell table:style-name="ce2" table:formula="of:=MID([.C16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16];1;1);&quot;/&quot;;[.B16];&quot;/&quot;;[.E16];&quot;/&quot;;[.F16];[.D16])" office:value-type="string" office:string-value="C/2.2n//06">
            <text:p>C/2.2n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603</text:p>
          </table:table-cell>
          <table:table-cell table:style-name="ce2" table:formula="of:=MID([.C1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C/0.1u/50V/C04</text:p>
          </table:table-cell>
          <table:table-cell table:formula="of:=CONCATENATE(MID([.A17];1;1);&quot;/&quot;;[.B17];&quot;/&quot;;[.E17];&quot;/&quot;;[.F17];[.D17])" office:value-type="string" office:string-value="C/0.1u//06">
            <text:p>C/0.1u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7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1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18];1;1);&quot;/&quot;;[.B18];&quot;/&quot;;[.E18];&quot;/&quot;;[.F18];[.D18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8</text:p>
          </table:table-cell>
          <table:table-cell table:style-name="ce2" office:value-type="string">
            <text:p>220n</text:p>
          </table:table-cell>
          <table:table-cell table:style-name="ce2" office:value-type="string">
            <text:p>C0402</text:p>
          </table:table-cell>
          <table:table-cell table:style-name="ce2" table:formula="of:=MID([.C1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19];1;1);&quot;/&quot;;[.B19];&quot;/&quot;;[.E19];&quot;/&quot;;[.F19];[.D19])" office:value-type="string" office:string-value="C/220n//04">
            <text:p>C/220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19</text:p>
          </table:table-cell>
          <table:table-cell table:style-name="ce2" office:value-type="string">
            <text:p>220p</text:p>
          </table:table-cell>
          <table:table-cell table:style-name="ce2" office:value-type="string">
            <text:p>C0402</text:p>
          </table:table-cell>
          <table:table-cell table:style-name="ce2" table:formula="of:=MID([.C2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0];1;1);&quot;/&quot;;[.B20];&quot;/&quot;;[.E20];&quot;/&quot;;[.F20];[.D20])" office:value-type="string" office:string-value="C/220p//04">
            <text:p>C/2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0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1];1;1);&quot;/&quot;;[.B21];&quot;/&quot;;[.E21];&quot;/&quot;;[.F21];[.D21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1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2];1;1);&quot;/&quot;;[.B22];&quot;/&quot;;[.E22];&quot;/&quot;;[.F22];[.D22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2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3];1;1);&quot;/&quot;;[.B23];&quot;/&quot;;[.E23];&quot;/&quot;;[.F23];[.D23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3</text:p>
          </table:table-cell>
          <table:table-cell table:style-name="ce2" office:value-type="string">
            <text:p>47p</text:p>
          </table:table-cell>
          <table:table-cell table:style-name="ce2" office:value-type="string">
            <text:p>C0402</text:p>
          </table:table-cell>
          <table:table-cell table:style-name="ce2" table:formula="of:=MID([.C2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24];1;1);&quot;/&quot;;[.B24];&quot;/&quot;;[.E24];&quot;/&quot;;[.F24];[.D24])" office:value-type="string" office:string-value="C/47p//04">
            <text:p>C/47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4</text:p>
          </table:table-cell>
          <table:table-cell table:style-name="ce2" office:value-type="string">
            <text:p>47n</text:p>
          </table:table-cell>
          <table:table-cell table:style-name="ce2" office:value-type="string">
            <text:p>C0402</text:p>
          </table:table-cell>
          <table:table-cell table:style-name="ce2" table:formula="of:=MID([.C2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5];1;1);&quot;/&quot;;[.B25];&quot;/&quot;;[.E25];&quot;/&quot;;[.F25];[.D25])" office:value-type="string" office:string-value="C/47n//04">
            <text:p>C/4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5</text:p>
          </table:table-cell>
          <table:table-cell table:style-name="ce2" office:value-type="string">
            <text:p>4.7n</text:p>
          </table:table-cell>
          <table:table-cell table:style-name="ce2" office:value-type="string">
            <text:p>C0402</text:p>
          </table:table-cell>
          <table:table-cell table:style-name="ce2" table:formula="of:=MID([.C2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6];1;1);&quot;/&quot;;[.B26];&quot;/&quot;;[.E26];&quot;/&quot;;[.F26];[.D26])" office:value-type="string" office:string-value="C/4.7n//04">
            <text:p>C/4.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2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7];1;1);&quot;/&quot;;[.B27];&quot;/&quot;;[.E27];&quot;/&quot;;[.F27];[.D27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7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0402</text:p>
          </table:table-cell>
          <table:table-cell table:style-name="ce2" table:formula="of:=MID([.C2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8];1;1);&quot;/&quot;;[.B28];&quot;/&quot;;[.E28];&quot;/&quot;;[.F28];[.D28])" office:value-type="string" office:string-value="C/22p//04">
            <text:p>C/22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8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2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29];1;1);&quot;/&quot;;[.B29];&quot;/&quot;;[.E29];&quot;/&quot;;[.F29];[.D29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29</text:p>
          </table:table-cell>
          <table:table-cell table:style-name="ce2" office:value-type="string">
            <text:p>47n</text:p>
          </table:table-cell>
          <table:table-cell table:style-name="ce2" office:value-type="string">
            <text:p>C0402</text:p>
          </table:table-cell>
          <table:table-cell table:style-name="ce2" table:formula="of:=MID([.C3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30];1;1);&quot;/&quot;;[.B30];&quot;/&quot;;[.E30];&quot;/&quot;;[.F30];[.D30])" office:value-type="string" office:string-value="C/47n//04">
            <text:p>C/4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0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0p/50V/D04</text:p>
          </table:table-cell>
          <table:table-cell table:formula="of:=CONCATENATE(MID([.A31];1;1);&quot;/&quot;;[.B31];&quot;/&quot;;[.E31];&quot;/&quot;;[.F31];[.D31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0p/50V/D04</text:p>
          </table:table-cell>
          <table:table-cell table:formula="of:=CONCATENATE(MID([.A32];1;1);&quot;/&quot;;[.B32];&quot;/&quot;;[.E32];&quot;/&quot;;[.F32];[.D3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3];1;1);&quot;/&quot;;[.B33];&quot;/&quot;;[.E33];&quot;/&quot;;[.F33];[.D3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3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34];1;1);&quot;/&quot;;[.B34];&quot;/&quot;;[.E34];&quot;/&quot;;[.F34];[.D3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4</text:p>
          </table:table-cell>
          <table:table-cell table:style-name="ce2" office:value-type="string">
            <text:p>120p</text:p>
          </table:table-cell>
          <table:table-cell table:style-name="ce2" office:value-type="string">
            <text:p>C0402</text:p>
          </table:table-cell>
          <table:table-cell table:style-name="ce2" table:formula="of:=MID([.C3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20p/50V/D04</text:p>
          </table:table-cell>
          <table:table-cell table:formula="of:=CONCATENATE(MID([.A35];1;1);&quot;/&quot;;[.B35];&quot;/&quot;;[.E35];&quot;/&quot;;[.F35];[.D35])" office:value-type="string" office:string-value="C/120p//04">
            <text:p>C/1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5</text:p>
          </table:table-cell>
          <table:table-cell table:style-name="ce2" office:value-type="string">
            <text:p>120p</text:p>
          </table:table-cell>
          <table:table-cell table:style-name="ce2" office:value-type="string">
            <text:p>C0402</text:p>
          </table:table-cell>
          <table:table-cell table:style-name="ce2" table:formula="of:=MID([.C3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20p/50V/D04</text:p>
          </table:table-cell>
          <table:table-cell table:formula="of:=CONCATENATE(MID([.A36];1;1);&quot;/&quot;;[.B36];&quot;/&quot;;[.E36];&quot;/&quot;;[.F36];[.D36])" office:value-type="string" office:string-value="C/120p//04">
            <text:p>C/12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6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3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37];1;1);&quot;/&quot;;[.B37];&quot;/&quot;;[.E37];&quot;/&quot;;[.F37];[.D37])" office:value-type="string" office:string-value="C/18p//04">
            <text:p>C/1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7</text:p>
          </table:table-cell>
          <table:table-cell table:style-name="ce2" office:value-type="string">
            <text:p>18p</text:p>
          </table:table-cell>
          <table:table-cell table:style-name="ce2" office:value-type="string">
            <text:p>C0402</text:p>
          </table:table-cell>
          <table:table-cell table:style-name="ce2" table:formula="of:=MID([.C3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8p/16V/C04</text:p>
          </table:table-cell>
          <table:table-cell table:formula="of:=CONCATENATE(MID([.A38];1;1);&quot;/&quot;;[.B38];&quot;/&quot;;[.E38];&quot;/&quot;;[.F38];[.D38])" office:value-type="string" office:string-value="C/18p//04">
            <text:p>C/1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8</text:p>
          </table:table-cell>
          <table:table-cell table:style-name="ce2" office:value-type="string">
            <text:p>56p</text:p>
          </table:table-cell>
          <table:table-cell table:style-name="ce2" office:value-type="string">
            <text:p>C0402</text:p>
          </table:table-cell>
          <table:table-cell table:style-name="ce2" table:formula="of:=MID([.C3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56p/50V/D04</text:p>
          </table:table-cell>
          <table:table-cell table:formula="of:=CONCATENATE(MID([.A39];1;1);&quot;/&quot;;[.B39];&quot;/&quot;;[.E39];&quot;/&quot;;[.F39];[.D39])" office:value-type="string" office:string-value="C/56p//04">
            <text:p>C/56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39</text:p>
          </table:table-cell>
          <table:table-cell table:style-name="ce2" office:value-type="string">
            <text:p>56p</text:p>
          </table:table-cell>
          <table:table-cell table:style-name="ce2" office:value-type="string">
            <text:p>C0402</text:p>
          </table:table-cell>
          <table:table-cell table:style-name="ce2" table:formula="of:=MID([.C4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56p/50V/D04</text:p>
          </table:table-cell>
          <table:table-cell table:formula="of:=CONCATENATE(MID([.A40];1;1);&quot;/&quot;;[.B40];&quot;/&quot;;[.E40];&quot;/&quot;;[.F40];[.D40])" office:value-type="string" office:string-value="C/56p//04">
            <text:p>C/56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0</text:p>
          </table:table-cell>
          <table:table-cell table:style-name="ce2" office:value-type="string">
            <text:p>1n</text:p>
          </table:table-cell>
          <table:table-cell table:style-name="ce2" office:value-type="string">
            <text:p>C0402</text:p>
          </table:table-cell>
          <table:table-cell table:style-name="ce2" table:formula="of:=MID([.C4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D04</text:p>
          </table:table-cell>
          <table:table-cell table:formula="of:=CONCATENATE(MID([.A41];1;1);&quot;/&quot;;[.B41];&quot;/&quot;;[.E41];&quot;/&quot;;[.F41];[.D41])" office:value-type="string" office:string-value="C/1n//04">
            <text:p>C/1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1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0.1u/16V/C04</text:p>
          </table:table-cell>
          <table:table-cell table:formula="of:=CONCATENATE(MID([.A42];1;1);&quot;/&quot;;[.B42];&quot;/&quot;;[.E42];&quot;/&quot;;[.F42];[.D42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0u/16V/C08</text:p>
          </table:table-cell>
          <table:table-cell table:formula="of:=CONCATENATE(MID([.A43];1;1);&quot;/&quot;;[.B43];&quot;/&quot;;[.E43];&quot;/&quot;;[.F43];[.D4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44];1;1);&quot;/&quot;;[.B44];&quot;/&quot;;[.E44];&quot;/&quot;;[.F44];[.D4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4</text:p>
          </table:table-cell>
          <table:table-cell table:style-name="ce2" office:value-type="string">
            <text:p>4.7n</text:p>
          </table:table-cell>
          <table:table-cell table:style-name="ce2" office:value-type="string">
            <text:p>C0402</text:p>
          </table:table-cell>
          <table:table-cell table:style-name="ce2" table:formula="of:=MID([.C4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5];1;1);&quot;/&quot;;[.B45];&quot;/&quot;;[.E45];&quot;/&quot;;[.F45];[.D45])" office:value-type="string" office:string-value="C/4.7n//04">
            <text:p>C/4.7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5</text:p>
          </table:table-cell>
          <table:table-cell table:style-name="ce2" office:value-type="string">
            <text:p>22p</text:p>
          </table:table-cell>
          <table:table-cell table:style-name="ce2" office:value-type="string">
            <text:p>C0402</text:p>
          </table:table-cell>
          <table:table-cell table:style-name="ce2" table:formula="of:=MID([.C4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6];1;1);&quot;/&quot;;[.B46];&quot;/&quot;;[.E46];&quot;/&quot;;[.F46];[.D46])" office:value-type="string" office:string-value="C/22p//04">
            <text:p>C/22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6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4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7];1;1);&quot;/&quot;;[.B47];&quot;/&quot;;[.E47];&quot;/&quot;;[.F47];[.D47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7</text:p>
          </table:table-cell>
          <table:table-cell table:style-name="ce2" office:value-type="string">
            <text:p>100p</text:p>
          </table:table-cell>
          <table:table-cell table:style-name="ce2" office:value-type="string">
            <text:p>C0402</text:p>
          </table:table-cell>
          <table:table-cell table:style-name="ce2" table:formula="of:=MID([.C4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8];1;1);&quot;/&quot;;[.B48];&quot;/&quot;;[.E48];&quot;/&quot;;[.F48];[.D48])" office:value-type="string" office:string-value="C/100p//04">
            <text:p>C/10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8</text:p>
          </table:table-cell>
          <table:table-cell table:style-name="ce2" office:value-type="string">
            <text:p>68p</text:p>
          </table:table-cell>
          <table:table-cell table:style-name="ce2" office:value-type="string">
            <text:p>C0402</text:p>
          </table:table-cell>
          <table:table-cell table:style-name="ce2" table:formula="of:=MID([.C4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49];1;1);&quot;/&quot;;[.B49];&quot;/&quot;;[.E49];&quot;/&quot;;[.F49];[.D49])" office:value-type="string" office:string-value="C/68p//04">
            <text:p>C/6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49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0];1;1);&quot;/&quot;;[.B50];&quot;/&quot;;[.E50];&quot;/&quot;;[.F50];[.D50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0</text:p>
          </table:table-cell>
          <table:table-cell table:style-name="ce2" office:value-type="string">
            <text:p>68p</text:p>
          </table:table-cell>
          <table:table-cell table:style-name="ce2" office:value-type="string">
            <text:p>C0402</text:p>
          </table:table-cell>
          <table:table-cell table:style-name="ce2" table:formula="of:=MID([.C5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1];1;1);&quot;/&quot;;[.B51];&quot;/&quot;;[.E51];&quot;/&quot;;[.F51];[.D51])" office:value-type="string" office:string-value="C/68p//04">
            <text:p>C/68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1</text:p>
          </table:table-cell>
          <table:table-cell table:style-name="ce2" office:value-type="string">
            <text:p>100p</text:p>
          </table:table-cell>
          <table:table-cell table:style-name="ce2" office:value-type="string">
            <text:p>C0402</text:p>
          </table:table-cell>
          <table:table-cell table:style-name="ce2" table:formula="of:=MID([.C5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1n/100V/C04</text:p>
          </table:table-cell>
          <table:table-cell table:formula="of:=CONCATENATE(MID([.A52];1;1);&quot;/&quot;;[.B52];&quot;/&quot;;[.E52];&quot;/&quot;;[.F52];[.D52])" office:value-type="string" office:string-value="C/100p//04">
            <text:p>C/100p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2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53];1;1);&quot;/&quot;;[.B53];&quot;/&quot;;[.E53];&quot;/&quot;;[.F53];[.D53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3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C/2.2n/100V/D04</text:p>
          </table:table-cell>
          <table:table-cell table:formula="of:=CONCATENATE(MID([.A54];1;1);&quot;/&quot;;[.B54];&quot;/&quot;;[.E54];&quot;/&quot;;[.F54];[.D54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4</text:p>
          </table:table-cell>
          <table:table-cell table:style-name="ce2" office:value-type="string">
            <text:p>0.1u</text:p>
          </table:table-cell>
          <table:table-cell table:style-name="ce2" office:value-type="string">
            <text:p>C0402</text:p>
          </table:table-cell>
          <table:table-cell table:style-name="ce2" table:formula="of:=MID([.C5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55];1;1);&quot;/&quot;;[.B55];&quot;/&quot;;[.E55];&quot;/&quot;;[.F55];[.D55])" office:value-type="string" office:string-value="C/0.1u//04">
            <text:p>C/0.1u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C55</text:p>
          </table:table-cell>
          <table:table-cell table:style-name="ce2" office:value-type="string">
            <text:p>10n</text:p>
          </table:table-cell>
          <table:table-cell table:style-name="ce2" office:value-type="string">
            <text:p>C0402</text:p>
          </table:table-cell>
          <table:table-cell table:style-name="ce2" table:formula="of:=MID([.C5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56];1;1);&quot;/&quot;;[.B56];&quot;/&quot;;[.E56];&quot;/&quot;;[.F56];[.D56])" office:value-type="string" office:string-value="C/10n//04">
            <text:p>C/10n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1</text:p>
          </table:table-cell>
          <table:table-cell table:style-name="ce2"/>
          <table:table-cell table:style-name="ce2" office:value-type="string">
            <text:p>DO214AA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SERIE/SMB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2</text:p>
          </table:table-cell>
          <table:table-cell table:style-name="ce2"/>
          <table:table-cell table:style-name="ce2" office:value-type="string">
            <text:p>DO214AC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TVS/SM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3</text:p>
          </table:table-cell>
          <table:table-cell table:style-name="ce2" office:value-type="string">
            <text:p>BAV99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BAV9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4</text:p>
          </table:table-cell>
          <table:table-cell table:style-name="ce2" office:value-type="string">
            <text:p>BAV99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BAV9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5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BAT54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6</text:p>
          </table:table-cell>
          <table:table-cell table:style-name="ce2" office:value-type="string">
            <text:p>BAT54S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D/BAT54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C1</text:p>
          </table:table-cell>
          <table:table-cell table:style-name="ce2" office:value-type="string">
            <text:p>TL084</text:p>
          </table:table-cell>
          <table:table-cell table:style-name="ce2" office:value-type="string">
            <text:p>TSSOP14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IC/TL08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C2</text:p>
          </table:table-cell>
          <table:table-cell table:style-name="ce2" office:value-type="string">
            <text:p>TL084</text:p>
          </table:table-cell>
          <table:table-cell table:style-name="ce2" office:value-type="string">
            <text:p>TSSOP14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IC/TL08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L1</text:p>
          </table:table-cell>
          <table:table-cell table:style-name="ce2" office:value-type="string">
            <text:p>22n</text:p>
          </table:table-cell>
          <table:table-cell table:style-name="ce2" office:value-type="string">
            <text:p>R0402</text:p>
          </table:table-cell>
          <table:table-cell table:style-name="ce2" table:formula="of:=MID([.C6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L/22n/0.2A/04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3</text:p>
          </table:table-cell>
          <table:table-cell table:style-name="ce2" office:value-type="string">
            <text:p>22n</text:p>
          </table:table-cell>
          <table:table-cell table:style-name="ce2" office:value-type="string">
            <text:p>R0402</text:p>
          </table:table-cell>
          <table:table-cell table:style-name="ce2" table:formula="of:=MID([.C6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L/22n/0.2A/04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4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R0603</text:p>
          </table:table-cell>
          <table:table-cell table:style-name="ce2" table:formula="of:=MID([.C67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L/1u/0.5A/06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5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R0603</text:p>
          </table:table-cell>
          <table:table-cell table:style-name="ce2" table:formula="of:=MID([.C68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L/1u/0.5A/06</text:p>
          </table:table-cell>
          <table:table-cell table:number-columns-repeated="5"/>
        </table:table-row>
        <table:table-row table:style-name="ro2">
          <table:table-cell table:style-name="ce2" office:value-type="string">
            <text:p>LED2</text:p>
          </table:table-cell>
          <table:table-cell table:number-columns-repeated="2" table:style-name="ce2" office:value-type="string">
            <text:p>SMP4-SBC</text:p>
          </table:table-cell>
          <table:table-cell table:style-name="ce2" table:number-columns-repeated="2"/>
          <table:table-cell table:style-name="ce5"/>
          <table:table-cell table:style-name="ce2" office:value-type="string">
            <text:p>LED/</text:p>
          </table:table-cell>
          <table:table-cell table:number-columns-repeated="5"/>
        </table:table-row>
        <table:table-row table:style-name="ro2">
          <table:table-cell table:style-name="ce2" office:value-type="string">
            <text:p>Q1</text:p>
          </table:table-cell>
          <table:table-cell table:style-name="ce2" office:value-type="string">
            <text:p>BSH103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SH10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2</text:p>
          </table:table-cell>
          <table:table-cell table:style-name="ce2" office:value-type="string">
            <text:p>BC847A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4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3</text:p>
          </table:table-cell>
          <table:table-cell table:style-name="ce2" office:value-type="string">
            <text:p>BC857ALT1SMD</text:p>
          </table:table-cell>
          <table:table-cell table:style-name="ce2" office:value-type="string">
            <text:p>SOT23-BEC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5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4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4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5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4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6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4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7</text:p>
          </table:table-cell>
          <table:table-cell table:style-name="ce2" office:value-type="string">
            <text:p>BC847ALT1SMD</text:p>
          </table:table-cell>
          <table:table-cell table:style-name="ce2" office:value-type="string">
            <text:p>SOT23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Q/BC847A</text:p>
          </table:table-cell>
          <table:table-cell table:number-columns-repeated="4"/>
        </table:table-row>
        <table:table-row table:style-name="ro2">
          <table:table-cell table:style-name="ce2" office:value-type="string">
            <text:p>QZ1</text:p>
          </table:table-cell>
          <table:table-cell table:style-name="ce2" office:value-type="string">
            <text:p>27.12MHz</text:p>
          </table:table-cell>
          <table:table-cell table:style-name="ce2" office:value-type="string">
            <text:p>CRISTAL4SMD-SMALL</text:p>
          </table:table-cell>
          <table:table-cell table:style-name="ce2" table:number-columns-repeated="2"/>
          <table:table-cell table:style-name="ce5"/>
          <table:table-cell table:number-columns-repeated="2" table:style-name="ce2" office:value-type="string">
            <text:p>XTAL/2712MHZ/3x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0402</text:p>
          </table:table-cell>
          <table:table-cell table:style-name="ce2" table:formula="of:=MID([.C78];2;2)" office:value-type="string" office:string-value="04">
            <text:p>04</text:p>
          </table:table-cell>
          <table:table-cell table:style-name="ce2"/>
          <table:table-cell table:style-name="ce5" office:value-type="string">
            <text:p>5%</text:p>
          </table:table-cell>
          <table:table-cell table:style-name="ce2" office:value-type="string">
            <text:p>R/4.7k/5%/04</text:p>
          </table:table-cell>
          <table:table-cell table:formula="of:=CONCATENATE(MID([.A78];1;1);&quot;/&quot;;[.B78];&quot;/&quot;;[.F78];&quot;/&quot;;[.D78])" office:value-type="string" office:string-value="R/4.7k/5%/04">
            <text:p>R/4.7k/5%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</text:p>
          </table:table-cell>
          <table:table-cell table:style-name="ce2" office:value-type="string">
            <text:p>4.7k</text:p>
          </table:table-cell>
          <table:table-cell table:style-name="ce2" office:value-type="string">
            <text:p>R0402</text:p>
          </table:table-cell>
          <table:table-cell table:style-name="ce2" table:formula="of:=MID([.C7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4.7k/5%/04</text:p>
          </table:table-cell>
          <table:table-cell table:formula="of:=CONCATENATE(MID([.A79];1;1);&quot;/&quot;;[.B79];&quot;/&quot;;[.F79];&quot;/&quot;;[.D79])" office:value-type="string" office:string-value="R/4.7k//04">
            <text:p>R/4.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8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80];1;1);&quot;/&quot;;[.B80];&quot;/&quot;;[.F80];&quot;/&quot;;[.D8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8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1];1;1);&quot;/&quot;;[.B81];&quot;/&quot;;[.F81];&quot;/&quot;;[.D81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8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82];1;1);&quot;/&quot;;[.B82];&quot;/&quot;;[.F82];&quot;/&quot;;[.D82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6</text:p>
          </table:table-cell>
          <table:table-cell table:style-name="ce2" office:value-type="string">
            <text:p>1M</text:p>
          </table:table-cell>
          <table:table-cell table:style-name="ce2" office:value-type="string">
            <text:p>R0603</text:p>
          </table:table-cell>
          <table:table-cell table:style-name="ce2" table:formula="of:=MID([.C8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3];1;1);&quot;/&quot;;[.B83];&quot;/&quot;;[.F83];&quot;/&quot;;[.D83])" office:value-type="string" office:string-value="R/1M//06">
            <text:p>R/1M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7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603</text:p>
          </table:table-cell>
          <table:table-cell table:style-name="ce2" table:formula="of:=MID([.C84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84];1;1);&quot;/&quot;;[.B84];&quot;/&quot;;[.F84];&quot;/&quot;;[.D84])" office:value-type="string" office:string-value="R/1k//06">
            <text:p>R/1k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8</text:p>
          </table:table-cell>
          <table:table-cell table:style-name="ce2" office:value-type="string">
            <text:p>1M</text:p>
          </table:table-cell>
          <table:table-cell table:style-name="ce2" office:value-type="string">
            <text:p>R0402</text:p>
          </table:table-cell>
          <table:table-cell table:style-name="ce2" table:formula="of:=MID([.C8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5];1;1);&quot;/&quot;;[.B85];&quot;/&quot;;[.F85];&quot;/&quot;;[.D85])" office:value-type="string" office:string-value="R/1M//04">
            <text:p>R/1M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9</text:p>
          </table:table-cell>
          <table:table-cell table:style-name="ce2" office:value-type="string">
            <text:p>3.9k</text:p>
          </table:table-cell>
          <table:table-cell table:style-name="ce2" office:value-type="string">
            <text:p>R0402</text:p>
          </table:table-cell>
          <table:table-cell table:style-name="ce2" table:formula="of:=MID([.C8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6];1;1);&quot;/&quot;;[.B86];&quot;/&quot;;[.F86];&quot;/&quot;;[.D86])" office:value-type="string" office:string-value="R/3.9k//04">
            <text:p>R/3.9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0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7];1;1);&quot;/&quot;;[.B87];&quot;/&quot;;[.F87];&quot;/&quot;;[.D87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1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8];1;1);&quot;/&quot;;[.B88];&quot;/&quot;;[.F88];&quot;/&quot;;[.D88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2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8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89];1;1);&quot;/&quot;;[.B89];&quot;/&quot;;[.F89];&quot;/&quot;;[.D89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3</text:p>
          </table:table-cell>
          <table:table-cell table:style-name="ce2" office:value-type="string">
            <text:p>27k</text:p>
          </table:table-cell>
          <table:table-cell table:style-name="ce2" office:value-type="string">
            <text:p>R0402</text:p>
          </table:table-cell>
          <table:table-cell table:style-name="ce2" table:formula="of:=MID([.C9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0];1;1);&quot;/&quot;;[.B90];&quot;/&quot;;[.F90];&quot;/&quot;;[.D90])" office:value-type="string" office:string-value="R/27k//04">
            <text:p>R/27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4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9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1];1;1);&quot;/&quot;;[.B91];&quot;/&quot;;[.F91];&quot;/&quot;;[.D91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5</text:p>
          </table:table-cell>
          <table:table-cell table:style-name="ce2" office:value-type="string">
            <text:p>20k</text:p>
          </table:table-cell>
          <table:table-cell table:style-name="ce2" office:value-type="string">
            <text:p>R0402</text:p>
          </table:table-cell>
          <table:table-cell table:style-name="ce2" table:formula="of:=MID([.C9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M/5%/04</text:p>
          </table:table-cell>
          <table:table-cell table:formula="of:=CONCATENATE(MID([.A92];1;1);&quot;/&quot;;[.B92];&quot;/&quot;;[.F92];&quot;/&quot;;[.D92])" office:value-type="string" office:string-value="R/20k//04">
            <text:p>R/2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6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R0402</text:p>
          </table:table-cell>
          <table:table-cell table:style-name="ce2" table:formula="of:=MID([.C9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3];1;1);&quot;/&quot;;[.B93];&quot;/&quot;;[.F93];&quot;/&quot;;[.D93])" office:value-type="string" office:string-value="R/220//04">
            <text:p>R/22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7</text:p>
          </table:table-cell>
          <table:table-cell table:style-name="ce2" office:value-type="string">
            <text:p>2k</text:p>
          </table:table-cell>
          <table:table-cell table:style-name="ce2" office:value-type="string">
            <text:p>R0402</text:p>
          </table:table-cell>
          <table:table-cell table:style-name="ce2" table:formula="of:=MID([.C9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4];1;1);&quot;/&quot;;[.B94];&quot;/&quot;;[.F94];&quot;/&quot;;[.D94])" office:value-type="string" office:string-value="R/2k//04">
            <text:p>R/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8</text:p>
          </table:table-cell>
          <table:table-cell table:style-name="ce2" office:value-type="string">
            <text:p>9.1k</text:p>
          </table:table-cell>
          <table:table-cell table:style-name="ce2" office:value-type="string">
            <text:p>R0402</text:p>
          </table:table-cell>
          <table:table-cell table:style-name="ce2" table:formula="of:=MID([.C9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5];1;1);&quot;/&quot;;[.B95];&quot;/&quot;;[.F95];&quot;/&quot;;[.D95])" office:value-type="string" office:string-value="R/9.1k//04">
            <text:p>R/9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19</text:p>
          </table:table-cell>
          <table:table-cell table:style-name="ce2" office:value-type="string">
            <text:p>68k</text:p>
          </table:table-cell>
          <table:table-cell table:style-name="ce2" office:value-type="string">
            <text:p>R0402</text:p>
          </table:table-cell>
          <table:table-cell table:style-name="ce2" table:formula="of:=MID([.C9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6];1;1);&quot;/&quot;;[.B96];&quot;/&quot;;[.F96];&quot;/&quot;;[.D96])" office:value-type="string" office:string-value="R/68k//04">
            <text:p>R/68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0</text:p>
          </table:table-cell>
          <table:table-cell table:style-name="ce2" office:value-type="float" office:value="220">
            <text:p>220</text:p>
          </table:table-cell>
          <table:table-cell table:style-name="ce2" office:value-type="string">
            <text:p>R0402</text:p>
          </table:table-cell>
          <table:table-cell table:style-name="ce2" table:formula="of:=MID([.C9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7];1;1);&quot;/&quot;;[.B97];&quot;/&quot;;[.F97];&quot;/&quot;;[.D97])" office:value-type="string" office:string-value="R/220//04">
            <text:p>R/22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1</text:p>
          </table:table-cell>
          <table:table-cell table:style-name="ce2" office:value-type="string">
            <text:p>2k</text:p>
          </table:table-cell>
          <table:table-cell table:style-name="ce2" office:value-type="string">
            <text:p>R0402</text:p>
          </table:table-cell>
          <table:table-cell table:style-name="ce2" table:formula="of:=MID([.C9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8];1;1);&quot;/&quot;;[.B98];&quot;/&quot;;[.F98];&quot;/&quot;;[.D98])" office:value-type="string" office:string-value="R/2k//04">
            <text:p>R/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2</text:p>
          </table:table-cell>
          <table:table-cell table:style-name="ce2" office:value-type="string">
            <text:p>9.1k</text:p>
          </table:table-cell>
          <table:table-cell table:style-name="ce2" office:value-type="string">
            <text:p>R0402</text:p>
          </table:table-cell>
          <table:table-cell table:style-name="ce2" table:formula="of:=MID([.C9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99];1;1);&quot;/&quot;;[.B99];&quot;/&quot;;[.F99];&quot;/&quot;;[.D99])" office:value-type="string" office:string-value="R/9.1k//04">
            <text:p>R/9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3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0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00];1;1);&quot;/&quot;;[.B100];&quot;/&quot;;[.F100];&quot;/&quot;;[.D100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4</text:p>
          </table:table-cell>
          <table:table-cell table:style-name="ce2" office:value-type="string">
            <text:p>3.3</text:p>
          </table:table-cell>
          <table:table-cell table:style-name="ce2" office:value-type="string">
            <text:p>R0402</text:p>
          </table:table-cell>
          <table:table-cell table:style-name="ce2" table:formula="of:=MID([.C10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3.3/5%/04</text:p>
          </table:table-cell>
          <table:table-cell table:formula="of:=CONCATENATE(MID([.A101];1;1);&quot;/&quot;;[.B101];&quot;/&quot;;[.F101];&quot;/&quot;;[.D101])" office:value-type="string" office:string-value="R/3.3//04">
            <text:p>R/3.3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5</text:p>
          </table:table-cell>
          <table:table-cell table:style-name="ce2" office:value-type="string">
            <text:p>3.3</text:p>
          </table:table-cell>
          <table:table-cell table:style-name="ce2" office:value-type="string">
            <text:p>R0402</text:p>
          </table:table-cell>
          <table:table-cell table:style-name="ce2" table:formula="of:=MID([.C10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3.3/5%/04</text:p>
          </table:table-cell>
          <table:table-cell table:formula="of:=CONCATENATE(MID([.A102];1;1);&quot;/&quot;;[.B102];&quot;/&quot;;[.F102];&quot;/&quot;;[.D102])" office:value-type="string" office:string-value="R/3.3//04">
            <text:p>R/3.3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6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0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03];1;1);&quot;/&quot;;[.B103];&quot;/&quot;;[.F103];&quot;/&quot;;[.D103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7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4];1;1);&quot;/&quot;;[.B104];&quot;/&quot;;[.F104];&quot;/&quot;;[.D104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8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0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05];1;1);&quot;/&quot;;[.B105];&quot;/&quot;;[.F105];&quot;/&quot;;[.D105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29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6];1;1);&quot;/&quot;;[.B106];&quot;/&quot;;[.F106];&quot;/&quot;;[.D106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0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7];1;1);&quot;/&quot;;[.B107];&quot;/&quot;;[.F107];&quot;/&quot;;[.D107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1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0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08];1;1);&quot;/&quot;;[.B108];&quot;/&quot;;[.F108];&quot;/&quot;;[.D108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2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0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09];1;1);&quot;/&quot;;[.B109];&quot;/&quot;;[.F109];&quot;/&quot;;[.D109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1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10];1;1);&quot;/&quot;;[.B110];&quot;/&quot;;[.F110];&quot;/&quot;;[.D11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4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1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11];1;1);&quot;/&quot;;[.B111];&quot;/&quot;;[.F111];&quot;/&quot;;[.D111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2];1;1);&quot;/&quot;;[.B112];&quot;/&quot;;[.F112];&quot;/&quot;;[.D112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3];1;1);&quot;/&quot;;[.B113];&quot;/&quot;;[.F113];&quot;/&quot;;[.D113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7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/5%/04</text:p>
          </table:table-cell>
          <table:table-cell table:formula="of:=CONCATENATE(MID([.A114];1;1);&quot;/&quot;;[.B114];&quot;/&quot;;[.F114];&quot;/&quot;;[.D114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8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1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k/5%/04</text:p>
          </table:table-cell>
          <table:table-cell table:formula="of:=CONCATENATE(MID([.A115];1;1);&quot;/&quot;;[.B115];&quot;/&quot;;[.F115];&quot;/&quot;;[.D115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39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1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16];1;1);&quot;/&quot;;[.B116];&quot;/&quot;;[.F116];&quot;/&quot;;[.D116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0</text:p>
          </table:table-cell>
          <table:table-cell table:style-name="ce2" office:value-type="string">
            <text:p>100k</text:p>
          </table:table-cell>
          <table:table-cell table:style-name="ce2" office:value-type="string">
            <text:p>R0402</text:p>
          </table:table-cell>
          <table:table-cell table:style-name="ce2" table:formula="of:=MID([.C11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00k/5%/04</text:p>
          </table:table-cell>
          <table:table-cell table:formula="of:=CONCATENATE(MID([.A117];1;1);&quot;/&quot;;[.B117];&quot;/&quot;;[.F117];&quot;/&quot;;[.D117])" office:value-type="string" office:string-value="R/100k//04">
            <text:p>R/10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1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R0402</text:p>
          </table:table-cell>
          <table:table-cell table:style-name="ce2" table:formula="of:=MID([.C11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80/5%/04</text:p>
          </table:table-cell>
          <table:table-cell table:formula="of:=CONCATENATE(MID([.A118];1;1);&quot;/&quot;;[.B118];&quot;/&quot;;[.F118];&quot;/&quot;;[.D118])" office:value-type="string" office:string-value="R/82//04">
            <text:p>R/82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R0402</text:p>
          </table:table-cell>
          <table:table-cell table:style-name="ce2" table:formula="of:=MID([.C11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80/5%/04</text:p>
          </table:table-cell>
          <table:table-cell table:formula="of:=CONCATENATE(MID([.A119];1;1);&quot;/&quot;;[.B119];&quot;/&quot;;[.F119];&quot;/&quot;;[.D119])" office:value-type="string" office:string-value="R/100//04">
            <text:p>R/10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3</text:p>
          </table:table-cell>
          <table:table-cell table:style-name="ce2" office:value-type="string">
            <text:p>2.2k</text:p>
          </table:table-cell>
          <table:table-cell table:style-name="ce2" office:value-type="string">
            <text:p>R0402</text:p>
          </table:table-cell>
          <table:table-cell table:style-name="ce2" table:formula="of:=MID([.C12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2.2k/5%/04</text:p>
          </table:table-cell>
          <table:table-cell table:formula="of:=CONCATENATE(MID([.A120];1;1);&quot;/&quot;;[.B120];&quot;/&quot;;[.F120];&quot;/&quot;;[.D120])" office:value-type="string" office:string-value="R/2.2k//04">
            <text:p>R/2.2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4</text:p>
          </table:table-cell>
          <table:table-cell table:style-name="ce2" office:value-type="string">
            <text:p>1k</text:p>
          </table:table-cell>
          <table:table-cell table:style-name="ce2" office:value-type="string">
            <text:p>R0402</text:p>
          </table:table-cell>
          <table:table-cell table:style-name="ce2" table:formula="of:=MID([.C12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1];1;1);&quot;/&quot;;[.B121];&quot;/&quot;;[.F121];&quot;/&quot;;[.D121])" office:value-type="string" office:string-value="R/1k//04">
            <text:p>R/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0603</text:p>
          </table:table-cell>
          <table:table-cell table:style-name="ce2" table:formula="of:=MID([.C122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39/5%/04</text:p>
          </table:table-cell>
          <table:table-cell table:formula="of:=CONCATENATE(MID([.A122];1;1);&quot;/&quot;;[.B122];&quot;/&quot;;[.F122];&quot;/&quot;;[.D122])" office:value-type="string" office:string-value="R/10//06">
            <text:p>R/10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7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R0603</text:p>
          </table:table-cell>
          <table:table-cell table:style-name="ce2" table:formula="of:=MID([.C123];2;2)" office:value-type="string" office:string-value="06">
            <text:p>06</text:p>
          </table:table-cell>
          <table:table-cell table:style-name="ce2"/>
          <table:table-cell table:style-name="ce5"/>
          <table:table-cell table:style-name="ce2" office:value-type="string">
            <text:p>R/39/5%/04</text:p>
          </table:table-cell>
          <table:table-cell table:formula="of:=CONCATENATE(MID([.A123];1;1);&quot;/&quot;;[.B123];&quot;/&quot;;[.F123];&quot;/&quot;;[.D123])" office:value-type="string" office:string-value="R/10//06">
            <text:p>R/10//0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8</text:p>
          </table:table-cell>
          <table:table-cell table:style-name="ce2" office:value-type="string">
            <text:p>68k</text:p>
          </table:table-cell>
          <table:table-cell table:style-name="ce2" office:value-type="string">
            <text:p>R0402</text:p>
          </table:table-cell>
          <table:table-cell table:style-name="ce2" table:formula="of:=MID([.C12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4];1;1);&quot;/&quot;;[.B124];&quot;/&quot;;[.F124];&quot;/&quot;;[.D124])" office:value-type="string" office:string-value="R/68k//04">
            <text:p>R/68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49</text:p>
          </table:table-cell>
          <table:table-cell table:style-name="ce2" office:value-type="string">
            <text:p>330k</text:p>
          </table:table-cell>
          <table:table-cell table:style-name="ce2" office:value-type="string">
            <text:p>R0402</text:p>
          </table:table-cell>
          <table:table-cell table:style-name="ce2" table:formula="of:=MID([.C125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5];1;1);&quot;/&quot;;[.B125];&quot;/&quot;;[.F125];&quot;/&quot;;[.D125])" office:value-type="string" office:string-value="R/330k//04">
            <text:p>R/33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0</text:p>
          </table:table-cell>
          <table:table-cell table:style-name="ce2" office:value-type="string">
            <text:p>10k</text:p>
          </table:table-cell>
          <table:table-cell table:style-name="ce2" office:value-type="string">
            <text:p>R0402</text:p>
          </table:table-cell>
          <table:table-cell table:style-name="ce2" table:formula="of:=MID([.C126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6];1;1);&quot;/&quot;;[.B126];&quot;/&quot;;[.F126];&quot;/&quot;;[.D126])" office:value-type="string" office:string-value="R/10k//04">
            <text:p>R/1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1</text:p>
          </table:table-cell>
          <table:table-cell table:style-name="ce2" office:value-type="string">
            <text:p>5.6k</text:p>
          </table:table-cell>
          <table:table-cell table:style-name="ce2" office:value-type="string">
            <text:p>R0402</text:p>
          </table:table-cell>
          <table:table-cell table:style-name="ce2" table:formula="of:=MID([.C127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7];1;1);&quot;/&quot;;[.B127];&quot;/&quot;;[.F127];&quot;/&quot;;[.D127])" office:value-type="string" office:string-value="R/5.6k//04">
            <text:p>R/5.6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2</text:p>
          </table:table-cell>
          <table:table-cell table:style-name="ce2" office:value-type="string">
            <text:p>5.1k</text:p>
          </table:table-cell>
          <table:table-cell table:style-name="ce2" office:value-type="string">
            <text:p>R0402</text:p>
          </table:table-cell>
          <table:table-cell table:style-name="ce2" table:formula="of:=MID([.C128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8];1;1);&quot;/&quot;;[.B128];&quot;/&quot;;[.F128];&quot;/&quot;;[.D128])" office:value-type="string" office:string-value="R/5.1k//04">
            <text:p>R/5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3</text:p>
          </table:table-cell>
          <table:table-cell table:style-name="ce2" office:value-type="string">
            <text:p>270k</text:p>
          </table:table-cell>
          <table:table-cell table:style-name="ce2" office:value-type="string">
            <text:p>R0402</text:p>
          </table:table-cell>
          <table:table-cell table:style-name="ce2" table:formula="of:=MID([.C129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29];1;1);&quot;/&quot;;[.B129];&quot;/&quot;;[.F129];&quot;/&quot;;[.D129])" office:value-type="string" office:string-value="R/270k//04">
            <text:p>R/27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4</text:p>
          </table:table-cell>
          <table:table-cell table:style-name="ce2" office:value-type="string">
            <text:p>5.6k</text:p>
          </table:table-cell>
          <table:table-cell table:style-name="ce2" office:value-type="string">
            <text:p>R0402</text:p>
          </table:table-cell>
          <table:table-cell table:style-name="ce2" table:formula="of:=MID([.C130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0];1;1);&quot;/&quot;;[.B130];&quot;/&quot;;[.F130];&quot;/&quot;;[.D130])" office:value-type="string" office:string-value="R/5.6k//04">
            <text:p>R/5.6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5</text:p>
          </table:table-cell>
          <table:table-cell table:style-name="ce2" office:value-type="string">
            <text:p>5.1k</text:p>
          </table:table-cell>
          <table:table-cell table:style-name="ce2" office:value-type="string">
            <text:p>R0402</text:p>
          </table:table-cell>
          <table:table-cell table:style-name="ce2" table:formula="of:=MID([.C131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1];1;1);&quot;/&quot;;[.B131];&quot;/&quot;;[.F131];&quot;/&quot;;[.D131])" office:value-type="string" office:string-value="R/5.1k//04">
            <text:p>R/5.1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6</text:p>
          </table:table-cell>
          <table:table-cell table:style-name="ce2" office:value-type="string">
            <text:p>270k</text:p>
          </table:table-cell>
          <table:table-cell table:style-name="ce2" office:value-type="string">
            <text:p>R0402</text:p>
          </table:table-cell>
          <table:table-cell table:style-name="ce2" table:formula="of:=MID([.C132];2;2)" office:value-type="string" office:string-value="04">
            <text:p>04</text:p>
          </table:table-cell>
          <table:table-cell table:style-name="ce2"/>
          <table:table-cell table:style-name="ce5"/>
          <table:table-cell table:style-name="ce2" office:value-type="string">
            <text:p>R/1k/5%/04</text:p>
          </table:table-cell>
          <table:table-cell table:formula="of:=CONCATENATE(MID([.A132];1;1);&quot;/&quot;;[.B132];&quot;/&quot;;[.F132];&quot;/&quot;;[.D132])" office:value-type="string" office:string-value="R/270k//04">
            <text:p>R/270k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7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R0402</text:p>
          </table:table-cell>
          <table:table-cell table:style-name="ce2" table:formula="of:=MID([.C133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33];1;1);&quot;/&quot;;[.B133];&quot;/&quot;;[.F133];&quot;/&quot;;[.D133])" office:value-type="string" office:string-value="R/470//04">
            <text:p>R/47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58</text:p>
          </table:table-cell>
          <table:table-cell table:style-name="ce2" office:value-type="float" office:value="470">
            <text:p>470</text:p>
          </table:table-cell>
          <table:table-cell table:style-name="ce2" office:value-type="string">
            <text:p>R0402</text:p>
          </table:table-cell>
          <table:table-cell table:style-name="ce2" table:formula="of:=MID([.C134];2;2)" office:value-type="string" office:string-value="04">
            <text:p>04</text:p>
          </table:table-cell>
          <table:table-cell table:style-name="ce2"/>
          <table:table-cell table:style-name="ce5"/>
          <table:table-cell table:style-name="ce2"/>
          <table:table-cell table:formula="of:=CONCATENATE(MID([.A134];1;1);&quot;/&quot;;[.B134];&quot;/&quot;;[.F134];&quot;/&quot;;[.D134])" office:value-type="string" office:string-value="R/470//04">
            <text:p>R/470//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G1</text:p>
          </table:table-cell>
          <table:table-cell table:number-columns-repeated="2" table:style-name="ce2" office:value-type="string">
            <text:p>F/TMB</text:p>
          </table:table-cell>
          <table:table-cell table:style-name="ce2" table:number-columns-repeated="2"/>
          <table:table-cell table:style-name="ce5"/>
          <table:table-cell table:style-name="ce2" office:value-type="string">
            <text:p>BUZZER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WD</text:p>
          </table:table-cell>
          <table:table-cell table:style-name="ce2"/>
          <table:table-cell table:style-name="ce2" office:value-type="string">
            <text:p>1X05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U1</text:p>
          </table:table-cell>
          <table:table-cell table:style-name="ce2" office:value-type="string">
            <text:p>SAMD20E14A-AUT</text:p>
          </table:table-cell>
          <table:table-cell table:style-name="ce2" office:value-type="string">
            <text:p>TQFP32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U3</text:p>
          </table:table-cell>
          <table:table-cell table:style-name="ce2" office:value-type="string">
            <text:p>TLV1117-50CDCYR</text:p>
          </table:table-cell>
          <table:table-cell table:style-name="ce2" office:value-type="string">
            <text:p>SOT223-3L</text:p>
          </table:table-cell>
          <table:table-cell table:style-name="ce2" table:number-columns-repeated="2"/>
          <table:table-cell table:style-name="ce5"/>
          <table:table-cell table:style-name="ce2" office:value-type="string">
            <text:p>IC/5VREG</text:p>
          </table:table-cell>
          <table:table-cell table:number-columns-repeated="5"/>
        </table:table-row>
        <table:table-row table:style-name="ro2">
          <table:table-cell table:style-name="ce2" office:value-type="string">
            <text:p>U4</text:p>
          </table:table-cell>
          <table:table-cell table:style-name="ce2" office:value-type="string">
            <text:p>MFRC52202HN1</text:p>
          </table:table-cell>
          <table:table-cell table:style-name="ce2" office:value-type="string">
            <text:p>QFN32</text:p>
          </table:table-cell>
          <table:table-cell table:style-name="ce2" table:number-columns-repeated="2"/>
          <table:table-cell table:style-name="ce5"/>
          <table:table-cell table:style-name="ce2" office:value-type="string">
            <text:p>IC/MFRC5220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U5</text:p>
          </table:table-cell>
          <table:table-cell table:style-name="ce2" office:value-type="string">
            <text:p>LP2985-33DBVR</text:p>
          </table:table-cell>
          <table:table-cell table:style-name="ce2" office:value-type="string">
            <text:p>SOT-23-5</text:p>
          </table:table-cell>
          <table:table-cell table:style-name="ce2" table:number-columns-repeated="2"/>
          <table:table-cell table:style-name="ce5"/>
          <table:table-cell table:style-name="ce2"/>
          <table:table-cell table:number-columns-repeated="5"/>
        </table:table-row>
        <table:table-row table:style-name="ro2">
          <table:table-cell table:style-name="ce2" office:value-type="string">
            <text:p>X1</text:p>
          </table:table-cell>
          <table:table-cell table:style-name="ce2" office:value-type="string">
            <text:p>ANTENA 125kHz</text:p>
          </table:table-cell>
          <table:table-cell table:style-name="ce2" office:value-type="string">
            <text:p>22-23-2021</text:p>
          </table:table-cell>
          <table:table-cell table:style-name="ce2" table:number-columns-repeated="2"/>
          <table:table-cell table:style-name="ce5"/>
          <table:table-cell table:style-name="ce2" office:value-type="string">
            <text:p>-</text:p>
          </table:table-cell>
          <table:table-cell table:number-columns-repeated="5"/>
        </table:table-row>
        <table:table-row table:style-name="ro2">
          <table:table-cell table:style-name="ce2" office:value-type="string">
            <text:p>X2</text:p>
          </table:table-cell>
          <table:table-cell table:style-name="ce2" office:value-type="string">
            <text:p>MIFARE ANTENA</text:p>
          </table:table-cell>
          <table:table-cell table:style-name="ce2" office:value-type="string">
            <text:p>22-23-2021</text:p>
          </table:table-cell>
          <table:table-cell table:style-name="ce2" table:number-columns-repeated="2"/>
          <table:table-cell table:style-name="ce5"/>
          <table:table-cell table:style-name="ce2" office:value-type="string">
            <text:p>-</text:p>
          </table:table-cell>
          <table:table-cell table:number-columns-repeated="5"/>
        </table:table-row>
        <table:table-row table:style-name="ro2" table:number-rows-repeated="104843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riginal" table:style-name="ta1">
        <table:table-column table:style-name="co9" table:default-cell-style-name="Default"/>
        <table:table-row table:style-name="ro2">
          <table:table-cell/>
        </table:table-row>
      </table:table>
      <table:named-expressions>
        <table:named-range table:name="HTML_1" table:base-cell-address="$Planilha1.$A$1" table:cell-range-address=".$A$1:.$I$142"/>
        <table:named-range table:name="HTML_all" table:base-cell-address="$Planilha1.$A$1" table:cell-range-address=".$A$1:.$I$142"/>
        <table:named-expression table:name="HTML_tables" table:base-cell-address="$Planilha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7:58:51.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02T19:24:31.70</dc:date>
    <meta:generator>LibreOffice/4.0.4.2$Windows_x86 LibreOffice_project/9e9821abd0ffdbc09cd8c52eaa574fa09eb08f2</meta:generator>
    <meta:editing-duration>PT2M31S</meta:editing-duration>
    <meta:editing-cycles>3</meta:editing-cycles>
    <meta:document-statistic meta:table-count="2" meta:cell-count="986" meta:object-count="0"/>
  </office:meta>
</office:document-meta>
</file>